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  <style:text-properties officeooo:paragraph-rsid="001bebd1"/>
    </style:style>
    <style:style style:name="P2" style:family="paragraph" style:parent-style-name="Standard">
      <style:text-properties officeooo:rsid="001c8db1" officeooo:paragraph-rsid="001c8d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¡Claro! Aquí tienes 10 ideas de artículos para cada una de las secciones de tu página:</text:p>
      <text:p text:style-name="Standard"/>
      <text:p text:style-name="Standard">Diseño gráfico:</text:p>
      <text:p text:style-name="Standard">1. "10 principios básicos de diseño gráfico que todo diseñador debe conocer"</text:p>
      <text:p text:style-name="Standard">2. "Cómo crear un logotipo memorable para tu marca"</text:p>
      <text:p text:style-name="Standard">3. "El poder del color en el diseño gráfico: guía práctica"</text:p>
      <text:p text:style-name="Standard">4. "Tendencias de diseño gráfico que debes conocer en [año actual]"</text:p>
      <text:p text:style-name="Standard">5. "Consejos para diseñar folletos efectivos y atractivos"</text:p>
      <text:p text:style-name="Standard">6. "La importancia del diseño visual en las redes sociales"</text:p>
      <text:p text:style-name="Standard">7. "Guía paso a paso para diseñar una identidad visual coherente"</text:p>
      <text:p text:style-name="Standard">8. "Cómo utilizar la tipografía de manera impactante en tus diseños"</text:p>
      <text:p text:style-name="Standard">9. "Diseño gráfico para impresión: consejos esenciales"</text:p>
      <text:p text:style-name="Standard">10. "Inspiración en diseño gráfico: ejemplos creativos de todo el mundo"</text:p>
      <text:p text:style-name="Standard"/>
      <text:p text:style-name="Standard">Modelado 3D:</text:p>
      <text:p text:style-name="Standard">1. "Introducción al modelado 3D: conceptos básicos y herramientas"</text:p>
      <text:p text:style-name="Standard">2. "Consejos para crear modelos 3D realistas"</text:p>
      <text:p text:style-name="Standard">3. "Explorando diferentes técnicas de texturizado en el modelado 3D"</text:p>
      <text:p text:style-name="Standard">4. "Modelado 3D para juegos: consejos y trucos"</text:p>
      <text:p text:style-name="Standard">5. "Cómo animar tus modelos 3D: principios básicos de animación"</text:p>
      <text:p text:style-name="Standard">6. "Modelado arquitectónico en 3D: mejores prácticas y herramientas"</text:p>
      <text:p text:style-name="Standard">7. "Creación de personajes en 3D: desde el boceto hasta el render final"</text:p>
      <text:p text:style-name="Standard">8. "Modelado 3D para impresión: preparando tus diseños para la impresora"</text:p>
      <text:p text:style-name="Standard">9. "Modelado de productos: cómo destacar tus productos con visualizaciones 3D"</text:p>
      <text:p text:style-name="Standard">10. "Modelado orgánico en 3D: técnicas para crear formas naturales y fluidas"</text:p>
      <text:p text:style-name="Standard"/>
      <text:p text:style-name="Standard">Desarrollo web:</text:p>
      <text:p text:style-name="Standard">1. "Introducción al desarrollo web: lenguajes y conceptos fundamentales"</text:p>
      <text:p text:style-name="Standard">2. "Construye tu primera página web: guía para principiantes"</text:p>
      <text:p text:style-name="Standard">3. "Frameworks populares de desarrollo web: comparación y recomendaciones"</text:p>
      <text:p text:style-name="Standard">4. "Optimización de velocidad y rendimiento en sitios web"</text:p>
      <text:p text:style-name="Standard">5. "Desarrollo web responsivo: cómo crear sitios compatibles con dispositivos móviles"</text:p>
      <text:p text:style-name="Standard">6. "Integración de comercio electrónico en tu sitio web: mejores prácticas"</text:p>
      <text:p text:style-name="Standard">7. "Seguridad web: consejos para proteger tu sitio contra amenazas"</text:p>
      <text:p text:style-name="Standard">8. "Implementación de SEO en tu sitio web: estrategias efectivas"</text:p>
      <text:p text:style-name="Standard">9. "Tendencias de diseño web en [año actual]: ejemplos inspiradores"</text:p>
      <text:p text:style-name="Standard">10. "Desarrollo web progresivo: ofreciendo experiencias web rápidas y confiables"</text:p>
      <text:p text:style-name="Standard"/>
      <text:p text:style-name="Standard">Marketing:</text:p>
      <text:p text:style-name="Standard">1. "Estrategias de marketing digital para aumentar tu presencia en línea"</text:p>
      <text:p text:style-name="Standard">2. "El poder del contenido: cómo crear una estrategia de marketing de contenidos efectiva"</text:p>
      <text:p text:style-name="Standard">3. "Optimización de motores de búsqueda (SEO): fundamentos y mejores prácticas"</text:p>
      <text:p text:style-name="Standard">4. "Publicidad en redes sociales: guía para aprovechar al máximo tus anuncios"</text:p>
      <text:p text:style-name="Standard">5. "Email marketing: cómo crear campañas impactantes y aumentar tus conversiones"</text:p>
      <text:p text:style-name="Standard">6. "Marketing de influencia: cómo colaborar con influencers en tu nicho"</text:p>
      <text:p text:style-name="Standard">7. "Segmentación de audiencia: cómo llegar a la audiencia adecuada"</text:p>
      <text:p text:style-name="Standard">8. "Estrategias de retención de clientes: cómo fidelizar a tu base de clientes"</text:p>
      <text:p text:style-name="Standard">9. "Análisis de métricas de marketing: las principales métricas que debes rastrear"</text:p>
      <text:p text:style-name="Standard">10. "Marketing automatizado: cómo optimizar tus esfuerzos de marketing con herramientas.</text:p>
      <text:p text:style-name="Standard"/>
      <text:p text:style-name="Standard"/>
      <text:p text:style-name="P2"/>
      <text:p text:style-name="P2"><text:soft-page-break/>PREGUNTAR A CHATGPT</text:p>
      <text:p text:style-name="P2"/>
      <text:p text:style-name="P2">Generame un articulo de blog unico, creativo y con automatizacion SEO de aproximadamente 800 a 1000 palabras sobre “tema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2:55:18.023000000</meta:creation-date>
    <dc:date>2023-06-12T21:37:58.087000000</dc:date>
    <meta:editing-duration>PT9H59M49S</meta:editing-duration>
    <meta:editing-cycles>11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7" meta:word-count="460" meta:character-count="3063" meta:non-whitespace-character-count="2650"/>
  </office:meta>
</office:document-meta>
</file>